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1354"/>
    </style:style>
    <style:style style:name="P2" style:family="paragraph" style:parent-style-name="Standard">
      <style:paragraph-properties fo:text-align="start" style:justify-single-word="false"/>
      <style:text-properties officeooo:paragraph-rsid="000b393c"/>
    </style:style>
    <style:style style:name="P3" style:family="paragraph" style:parent-style-name="Standard">
      <style:text-properties officeooo:paragraph-rsid="0010c020"/>
    </style:style>
    <style:style style:name="P4" style:family="paragraph" style:parent-style-name="Standard">
      <style:paragraph-properties fo:text-align="start" style:justify-single-word="false"/>
      <style:text-properties officeooo:paragraph-rsid="000b393c"/>
    </style:style>
    <style:style style:name="T1" style:family="text">
      <style:text-properties officeooo:rsid="0007de5f"/>
    </style:style>
    <style:style style:name="T2" style:family="text">
      <style:text-properties officeooo:rsid="000b393c"/>
    </style:style>
    <style:style style:name="T3" style:family="text">
      <style:text-properties officeooo:rsid="000c7375"/>
    </style:style>
    <style:style style:name="T4" style:family="text">
      <style:text-properties officeooo:rsid="000cc77f"/>
    </style:style>
    <style:style style:name="T5" style:family="text">
      <style:text-properties officeooo:rsid="00103baa"/>
    </style:style>
    <style:style style:name="T6" style:family="text">
      <style:text-properties officeooo:rsid="0010c0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N</text:span>estor S<text:span text:style-name="T1">oto A</text:span>.</text:p>
      <text:p text:style-name="P2"/>
      <text:p text:style-name="P2">Toda foto nos <text:span text:style-name="T1">trae</text:span> recuerdo imb<text:span text:style-name="T1">orra</text:span>bles esta vez, la presente foto fue como una pausa antes de partir a la ciudadela (<text:span text:style-name="T2">V</text:span>i<text:span text:style-name="T2">l</text:span>kashuamán . ciudad muy pintoresco, casi todas las casas con <text:span text:style-name="T1">b</text:span>ase de piedras talladas al estilo de Machu Picchu) aquella <text:span text:style-name="T1">fecha</text:span> fue <text:span text:style-name="T1">en</text:span> julio del <text:span text:style-name="T1">19</text:span>57.</text:p>
      <text:p text:style-name="Standard"/>
      <text:p text:style-name="P3">Un grupo de compañeros de estudio de Bellas Artes de Ayacucho, partimos o nos embarcamos en un camión de carga hasta cierta altura y continuar por un camino tan estrecho cruzando riachuelos, puente de troncos improvisados hasta llegar a una pampa inmensa creo que era pampa Cangallo y hacia la profundidad se notaba un perfil lejano de nevados y la paja brava del ichu se sentía la soledad, el ambiente cada vez más frío a esto se sumaba el hambre y la sed solo nos <text:span text:style-name="T6">acompañaba</text:span> el silencio y el silbido del ich<text:span text:style-name="T6">u </text:span><text:s/>hasta que nos cruzamos con algún campesino quien nos orientó por donde continuar.</text:p>
      <text:p text:style-name="Standard"/>
      <text:p text:style-name="P1">P<text:span text:style-name="T2">or fin</text:span> llegamos a <text:span text:style-name="T2">V</text:span>i<text:span text:style-name="T2">l</text:span>kashuamán, estuvimos unos cuantos días largas cami<text:span text:style-name="T3">na</text:span>tas y e<text:span text:style-name="T3">ra</text:span> casi l<text:span text:style-name="T3">a</text:span>s 6 o 9 de la noche, <text:span text:style-name="T3">de hambre </text:span>y sed era un pue<text:span text:style-name="T4">blo</text:span> casi sin luz <text:span text:style-name="T4">y </text:span>menos <text:span text:style-name="T3">desagüe</text:span>, y aún no llegaba la carretera y otra hist<text:span text:style-name="T3">oria</text:span> para el <text:span text:style-name="T3">regreso </text:span>pero ya optamos conseguir <text:span text:style-name="T3">comida </text:span>pero teníamos que primer<text:span text:style-name="T4">o</text:span> llegar a la provincia de Ca<text:span text:style-name="T3">n</text:span>gallo. <text:span text:style-name="T3">t</text:span>ie<text:span text:style-name="T3">rra</text:span> de los m<text:span text:style-name="T3">orochucos, y esperar </text:span>un vehículo motorizado llamados <text:span text:style-name="T3">mixtos </text:span>con <text:span text:style-name="T3">cacetas </text:span>de madera, mayormente <text:span text:style-name="T3">de carga y ganados, pues esta narrativa hay mucho que contar</text:span>. </text:p>
      <text:p text:style-name="P1"/>
      <text:p text:style-name="P1">Aquella foto de izquierda a derecha e<text:span text:style-name="T3">ramos yo Né</text:span><text:span text:style-name="T4">s</text:span><text:span text:style-name="T3">tor Soto Argumedo, Carlos Mendoza, Hugo O</text:span><text:span text:style-name="T5">r</text:span><text:span text:style-name="T3">cacitas y </text:span>P<text:span text:style-name="T4">erlacios. Todo esto, bajo la batuta del sr. Saturnino Almonacid, fue dignamente mi padre apoderado, secretario de bellas artes. Mas adelante les estaré contado algo mas si les parece bien, hasta pronto….</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1T03:14:43.197292964</meta:creation-date>
    <dc:date>2026-01-11T12:49:30.146594455</dc:date>
    <meta:editing-duration>PT26M53S</meta:editing-duration>
    <meta:editing-cycles>15</meta:editing-cycles>
    <meta:generator>LibreOffice/24.2.7.2$Linux_X86_64 LibreOffice_project/420$Build-2</meta:generator>
    <meta:document-statistic meta:table-count="0" meta:image-count="0" meta:object-count="0" meta:page-count="1" meta:paragraph-count="5" meta:word-count="292" meta:character-count="1680" meta:non-whitespace-character-count="1391"/>
  </office:meta>
</office:document-meta>
</file>